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ef24" officeooo:paragraph-rsid="0010ef24"/>
    </style:style>
    <style:style style:name="P2" style:family="paragraph" style:parent-style-name="Text_20_body">
      <style:text-properties officeooo:paragraph-rsid="00169549"/>
    </style:style>
    <style:style style:name="P3" style:family="paragraph" style:parent-style-name="Table_20_Contents">
      <style:paragraph-properties fo:text-align="center" style:justify-single-word="false"/>
      <style:text-properties officeooo:rsid="00059771" officeooo:paragraph-rsid="00059771"/>
    </style:style>
    <style:style style:name="P4" style:family="paragraph" style:parent-style-name="Table_20_Contents">
      <style:text-properties officeooo:paragraph-rsid="0007c580"/>
    </style:style>
    <style:style style:name="P5" style:family="paragraph" style:parent-style-name="Table_20_Contents">
      <style:text-properties officeooo:rsid="000d8841" officeooo:paragraph-rsid="000d8841" fo:background-color="transparent"/>
    </style:style>
    <style:style style:name="P6" style:family="paragraph" style:parent-style-name="Table_20_Contents">
      <style:text-properties officeooo:rsid="0019a139" officeooo:paragraph-rsid="0019a139"/>
    </style:style>
    <style:style style:name="T1" style:family="text">
      <style:text-properties officeooo:rsid="000f85a9"/>
    </style:style>
    <style:style style:name="T2" style:family="text">
      <style:text-properties officeooo:rsid="00160f24"/>
    </style:style>
    <style:style style:name="T3" style:family="text">
      <style:text-properties officeooo:rsid="001695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A good resource : </text:span>http://sdformat.org/tutorials?tut=spec_model_kinematics</text:p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SDF</text:p>
          </table:table-cell>
          <table:table-cell table:style-name="Table1.B1" office:value-type="string">
            <text:p text:style-name="P3">URDF</text:p>
          </table:table-cell>
        </table:table-row>
        <table:table-row>
          <table:table-cell table:style-name="Table1.A2" office:value-type="string">
            <text:p text:style-name="Table_20_Contents"><text:s text:c="8"/>&lt;inertia&gt;\</text:p>
            <text:p text:style-name="Table_20_Contents"><text:s text:c="10"/>&lt;ixx&gt;"&lt;&lt;xx&lt;&lt;"&lt;/ixx&gt;\</text:p>
            <text:p text:style-name="Table_20_Contents"><text:s text:c="10"/>&lt;ixy&gt;0.0&lt;/ixy&gt;\</text:p>
            <text:p text:style-name="Table_20_Contents"><text:s text:c="10"/>&lt;ixz&gt;0.0&lt;/ixz&gt;\</text:p>
            <text:p text:style-name="Table_20_Contents"><text:s text:c="10"/>&lt;iyy&gt;"&lt;&lt;yy&lt;&lt;"&lt;/iyy&gt;\</text:p>
            <text:p text:style-name="Table_20_Contents"><text:s text:c="10"/>&lt;iyz&gt;0.0&lt;/iyz&gt;\</text:p>
            <text:p text:style-name="Table_20_Contents"><text:s text:c="10"/>&lt;izz&gt;"&lt;&lt;zz&lt;&lt;"&lt;/izz&gt;\</text:p>
            <text:p text:style-name="Table_20_Contents"><text:s text:c="8"/>&lt;/inertia&gt;\</text:p>
          </table:table-cell>
          <table:table-cell table:style-name="Table1.B2" office:value-type="string">
            <text:p text:style-name="Table_20_Contents"><text:s text:c="10"/>&lt;inertia\</text:p>
            <text:p text:style-name="Table_20_Contents"><text:s text:c="10"/>ixx=\""&lt;&lt;xx&lt;&lt;"\" ixy=\"0.0\" ixz=\"0.0\"\</text:p>
            <text:p text:style-name="Table_20_Contents"><text:s text:c="10"/>iyy=\""&lt;&lt;yy&lt;&lt;"\" iyz=\"0.0\"\</text:p>
            <text:p text:style-name="Table_20_Contents"><text:s text:c="10"/>izz=\""&lt;&lt;zz&lt;&lt;"\"/&gt;\</text:p>
          </table:table-cell>
        </table:table-row>
        <table:table-row>
          <table:table-cell table:style-name="Table1.A2" office:value-type="string">
            <text:p text:style-name="Table_20_Contents"><text:s text:c="4"/>&lt;collision name='collision'&gt;</text:p>
          </table:table-cell>
          <table:table-cell table:style-name="Table1.B2" office:value-type="string">
            <text:p text:style-name="P4">&lt;collision &gt;</text:p>
          </table:table-cell>
        </table:table-row>
        <table:table-row>
          <table:table-cell table:style-name="Table1.A2" office:value-type="string">
            <text:p text:style-name="Table_20_Contents"><text:s text:c="8"/>&lt;visual name='visual'&gt;\</text:p>
          </table:table-cell>
          <table:table-cell table:style-name="Table1.B2" office:value-type="string">
            <text:p text:style-name="Table_20_Contents"><text:s text:c="8"/>&lt;visual&gt;\</text:p>
          </table:table-cell>
        </table:table-row>
        <table:table-row>
          <table:table-cell table:style-name="Table1.A2" office:value-type="string">
            <text:p text:style-name="Table_20_Contents">"&lt;box&gt;\</text:p>
            <text:p text:style-name="Table_20_Contents"><text:s text:c="12"/>&lt;size&gt;"&lt;&lt;w&lt;&lt;" "&lt;&lt;h&lt;&lt;" "&lt;&lt;d&lt;&lt;"&lt;/size&gt;\</text:p>
            <text:p text:style-name="Table_20_Contents"><text:s text:c="10"/>&lt;/box&gt;";</text:p>
          </table:table-cell>
          <table:table-cell table:style-name="Table1.B2" office:value-type="string">
            <text:p text:style-name="Table_20_Contents">"&lt;box size=\""&lt;&lt;w&lt;&lt;" "&lt;&lt;h&lt;&lt;" "&lt;&lt;d&lt;&lt;"\"/&gt;";</text:p>
          </table:table-cell>
        </table:table-row>
        <table:table-row>
          <table:table-cell table:style-name="Table1.A2" office:value-type="string">
            <text:p text:style-name="P5">&lt;pose&gt;<text:span text:style-name="T2">0 0 0</text:span> 0 0 0&lt;/pose&gt;\</text:p>
          </table:table-cell>
          <table:table-cell table:style-name="Table1.B2" office:value-type="string">
            <text:p text:style-name="Table_20_Contents">"&lt;origin xyz=\"0 0 0\" rpy=\"0 0 0\"/&gt;";</text:p>
          </table:table-cell>
        </table:table-row>
        <table:table-row>
          <table:table-cell table:style-name="Table1.A2" office:value-type="string">
            <text:p text:style-name="Table_20_Contents">"&lt;joint name=\"fixed_"&lt;&lt;namex&lt;&lt;"_"&lt;&lt;namey&lt;&lt;"_"&lt;&lt;namez&lt;&lt;"\" type=\"fixed\"&gt;\</text:p>
            <text:p text:style-name="Table_20_Contents"><text:s text:c="23"/>&lt;parent&gt;"&lt;&lt;parent&lt;&lt;"&lt;/parent&gt;\</text:p>
            <text:p text:style-name="Table_20_Contents"><text:s text:c="23"/>&lt;child&gt;small_cube_"&lt;&lt;namex&lt;&lt;"_"&lt;&lt;namey&lt;&lt;"_"&lt;&lt;namez&lt;&lt;"&lt;/child&gt;\</text:p>
            <text:p text:style-name="Table_20_Contents"><text:s text:c="23"/>&lt;pose&gt;"&lt;&lt;offset_x&lt;&lt;" "&lt;&lt;offset_y&lt;&lt;" "&lt;&lt;offset_z&lt;&lt;"\ 0 0 0&lt;/pose&gt;\</text:p>
            <text:p text:style-name="Table_20_Contents"><text:s text:c="21"/>&lt;/joint&gt;";</text:p>
          </table:table-cell>
          <table:table-cell table:style-name="Table1.B2" office:value-type="string">
            <text:p text:style-name="Table_20_Contents">"&lt;joint name=\"fixed_"&lt;&lt;namex&lt;&lt;"_"&lt;&lt;namey&lt;&lt;"_"&lt;&lt;namez&lt;&lt;"\" type=\"fixed\"&gt;\</text:p>
            <text:p text:style-name="Table_20_Contents"><text:s text:c="23"/>&lt;parent link="&lt;&lt;parent&lt;&lt;"/&gt;\</text:p>
            <text:p text:style-name="Table_20_Contents"><text:s text:c="23"/>&lt;child link=\"small_cube_"&lt;&lt;namex&lt;&lt;"_"&lt;&lt;namey&lt;&lt;"_"&lt;&lt;namez&lt;&lt;"\"/&gt;\</text:p>
            <text:p text:style-name="Table_20_Contents"><text:s text:c="23"/>&lt;origin xyz=\""&lt;&lt;offset_x&lt;&lt;" "&lt;&lt;offset_y&lt;&lt;" "&lt;&lt;offset_z&lt;&lt;"\" rpy=\"0 0 0\"/&gt;\</text:p>
            <text:p text:style-name="Table_20_Contents"><text:s text:c="21"/>&lt;/joint&gt;";</text:p>
          </table:table-cell>
        </table:table-row>
        <table:table-row>
          <table:table-cell table:style-name="Table1.A2" office:value-type="string">
            <text:p text:style-name="Table_20_Contents"><text:s text:c="8"/>&lt;mass&gt;"&lt;&lt;mass&lt;&lt;"&lt;/mass&gt;\</text:p>
          </table:table-cell>
          <table:table-cell table:style-name="Table1.B2" office:value-type="string">
            <text:p text:style-name="Table_20_Contents"><text:s text:c="10"/>&lt;mass value="&lt;&lt;mass&lt;&lt;"/&gt;\</text:p>
          </table:table-cell>
        </table:table-row>
        <table:table-row>
          <table:table-cell table:style-name="Table1.A2" office:value-type="string">
            <text:p text:style-name="Table_20_Contents">"&lt;link name=\"small_cube_"&lt;&lt;namex&lt;&lt;"_"&lt;&lt;namey&lt;&lt;"_"&lt;&lt;namez&lt;&lt;"\"&gt;\</text:p>
            <text:p text:style-name="Table_20_Contents"><text:s text:c="21"/>&lt;gravity&gt;0&lt;/gravity&gt;"</text:p>
            <text:p text:style-name="Table_20_Contents">…………………………..</text:p>
            <text:p text:style-name="Table_20_Contents">……………………..</text:p>
            <text:p text:style-name="P6">&lt;/link&gt;</text:p>
          </table:table-cell>
          <table:table-cell table:style-name="Table1.B2" office:value-type="string">
            <text:p text:style-name="Table_20_Contents">"&lt;gazebo reference=fixed_"&lt;&lt;namex&lt;&lt;"_"&lt;&lt;namey&lt;&lt;"_"&lt;&lt;namez&lt;&lt;"&gt;\</text:p>
            <text:p text:style-name="Table_20_Contents"><text:s text:c="24"/>&lt;turnGravityOff&gt;true&lt;/turnGravityOff&gt;\</text:p>
            <text:p text:style-name="Table_20_Contents"><text:s text:c="24"/>&lt;material&gt;Gazebo/Orange&lt;/material&gt;\</text:p>
            <text:p text:style-name="Table_20_Contents"><text:s text:c="22"/>&lt;/gazebo&gt;"</text:p>
          </table:table-cell>
        </table:table-row>
      </table:table>
      <text:p text:style-name="Standard"/>
      <text:p text:style-name="Standard"/>
      <text:p text:style-name="Standard"/>
      <text:p text:style-name="P1">For anyone trying to understand why I put “\” <text:span text:style-name="T1">at the end of each line, it’s because I originally wrote it for a cpp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3:01:10.523203092</meta:creation-date>
    <dc:date>2020-01-23T13:55:07.383725402</dc:date>
    <meta:editing-duration>PT43M41S</meta:editing-duration>
    <meta:editing-cycles>17</meta:editing-cycles>
    <meta:generator>LibreOffice/6.0.7.3$Linux_X86_64 LibreOffice_project/00m0$Build-3</meta:generator>
    <meta:document-statistic meta:table-count="1" meta:image-count="0" meta:object-count="0" meta:page-count="1" meta:paragraph-count="47" meta:word-count="117" meta:character-count="1908" meta:non-whitespace-character-count="1391"/>
  </office:meta>
</office:document-meta>
</file>